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4461" officeooo:paragraph-rsid="00134461"/>
    </style:style>
    <style:style style:name="P2" style:family="paragraph" style:parent-style-name="Standard" style:list-style-name="L1">
      <style:text-properties style:font-name="Arial" officeooo:rsid="00134461" officeooo:paragraph-rsid="00134461"/>
    </style:style>
    <style:style style:name="P3" style:family="paragraph" style:parent-style-name="Standard" style:list-style-name="L2">
      <style:text-properties style:font-name="Arial" officeooo:rsid="00134461" officeooo:paragraph-rsid="00134461"/>
    </style:style>
    <style:style style:name="P4" style:family="paragraph" style:parent-style-name="Standard">
      <style:text-properties style:font-name="Arial" fo:font-size="14pt" fo:font-weight="bold" officeooo:rsid="00134461" officeooo:paragraph-rsid="0013446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03cm"/>
        </style:tab-stops>
      </style:paragraph-properties>
      <style:text-properties style:font-name="Arial" fo:font-size="18pt" style:text-underline-style="none" fo:font-weight="bold" officeooo:rsid="00134461" officeooo:paragraph-rsid="0013446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Arial" fo:font-size="12pt" style:text-underline-style="none" fo:font-weight="normal" officeooo:rsid="00140d9c" officeooo:paragraph-rsid="00140d9c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álise de requisitos</text:p>
      <text:p text:style-name="P5"/>
      <text:p text:style-name="P6">Este documento tem por finalidade discriminar as necessidades do monitor financeiro. A aplicação em questão servirá para controle do recurso disponível para cada projeto.</text:p>
      <text:p text:style-name="P6">Os requisitos poderão ser alterados ao longo do processo.</text:p>
      <text:p text:style-name="P1"/>
      <text:p text:style-name="P4">Requisitos físicos</text:p>
      <text:p text:style-name="P1"/>
      <text:list xml:id="list3545955557" text:style-name="L2">
        <text:list-item>
          <text:p text:style-name="P3">O aplicativo deve rodar em várias plataformas.</text:p>
        </text:list-item>
        <text:list-item>
          <text:p text:style-name="P3">Deve estar disponível 24 horas para consulta.</text:p>
        </text:list-item>
      </text:list>
      <text:p text:style-name="P1"/>
      <text:p text:style-name="P4">Requisitos lógicos</text:p>
      <text:list xml:id="list1445418178" text:style-name="L1">
        <text:list-item>
          <text:p text:style-name="P2">Separação por login.</text:p>
        </text:list-item>
        <text:list-item>
          <text:p text:style-name="P2">Inclusão de projetos com suas metas financeiras.</text:p>
        </text:list-item>
        <text:list-item>
          <text:p text:style-name="P2">Aplicar dinheiro em determinado projeto.</text:p>
        </text:list-item>
        <text:list-item>
          <text:p text:style-name="P2">Remover dinheiro de determinado projeto.</text:p>
        </text:list-item>
        <text:list-item>
          <text:p text:style-name="P2">Salvar log de alterações para o extrato.</text:p>
        </text:list-item>
        <text:list-item>
          <text:p text:style-name="P2">Consultar quanto dinheiro foi aplicado (total).</text:p>
        </text:list-item>
        <text:list-item>
          <text:p text:style-name="P2">Consultar cada projeto com sua respectiva verba.</text:p>
        </text:list-item>
        <text:list-item>
          <text:p text:style-name="P2">Consultar o extrato de aplicações total.</text:p>
        </text:list-item>
        <text:list-item>
          <text:p text:style-name="P2">Consultar o extrato de cada proje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1T06:14:32.043000000</meta:creation-date>
    <dc:date>2022-07-21T06:27:04.239000000</dc:date>
    <meta:editing-duration>PT12M40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6" meta:word-count="117" meta:character-count="745" meta:non-whitespace-character-count="655"/>
  </office:meta>
</office:document-meta>
</file>